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none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563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564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565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566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567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568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569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570" svg:stroke-width="0.019cm" svg:stroke-color="#000000" draw:marker-start-width="0.229cm" draw:marker-start-center="false" draw:marker-end-width="0.229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2.006cm" svg:height="1.779cm" svg:x="9.63cm" svg:y="14.067cm" svg:viewBox="0 0 2007 1780" svg:d="M0 18c266-18 594-18 589-18s342 32 335 32 342-27 335-27 90 0 90 0l46 168 110 298 148 360c0 0 91 337 91 330s129 271 129 271c0 0 90 277 83 272s46 83 51 76-160-20-141-20-354 20-342 20-369-20-355-20-315 20-303 20-160-27-155-27-58 14-58 14l-124-310c0 0-83-303-76-303s-104-239-104-194-148-464-148-457-180-413-180-413l-21-78z">
            <text:p/>
          </draw:path>
          <draw:path draw:style-name="gr1" draw:text-style-name="P1" draw:layer="layout" svg:width="0.47cm" svg:height="0.283cm" draw:transform="rotate (-3.14159265358979) translate (11.546cm 15.827cm)" svg:viewBox="0 0 471 284" svg:d="M471 0c-25 90-71 168-71 161s-63 52-63 52l-97 45-124 26h-116">
            <text:p/>
          </draw:path>
          <draw:g>
            <draw:path draw:style-name="gr1" draw:text-style-name="P1" draw:layer="layout" svg:width="0.147cm" svg:height="0.227cm" svg:x="10.621cm" svg:y="15.887cm" svg:viewBox="0 0 148 228" svg:d="M122 228c-13-214-27-228-20-228s-58 85-58 85l-44 77c0 0 58 7 44 7s104 0 104 0">
              <text:p/>
            </draw:path>
            <draw:path draw:style-name="gr1" draw:text-style-name="P1" draw:layer="layout" svg:width="0.108cm" svg:height="0.161cm" svg:x="10.941cm" svg:y="15.945cm" svg:viewBox="0 0 109 162" svg:d="M102 0c-58 0-90 26-90 26l-12 46 5 51 39 39c0 0 39 0 32 0s26-14 33-14h-7">
              <text:p/>
            </draw:path>
            <draw:path draw:style-name="gr1" draw:text-style-name="P1" draw:layer="layout" svg:width="0.239cm" svg:height="0.174cm" svg:x="11.114cm" svg:y="15.933cm" svg:viewBox="0 0 240 175" svg:d="M7 175c-7-66-7-111-7-111 0 0 26-45 19-45s52-7 52-7l45 14c0 0 7 59 7 52s0 70 0 70v20-136c0 0 59-32 52-32s38 5 38 5l27 27v46 90">
              <text:p/>
            </draw:path>
          </draw:g>
          <draw:g>
            <draw:path draw:style-name="gr2" draw:text-style-name="P2" draw:layer="layout" svg:width="0.108cm" svg:height="0.193cm" draw:transform="rotate (-1.28560952701902) translate (11.4381388888888cm 14.5077916666667cm)" svg:viewBox="0 0 109 194" svg:d="M0 0c148 0 102 25 102 25l-30 106-26 63h-7">
              <text:p/>
            </draw:path>
            <draw:path draw:style-name="gr3" draw:text-style-name="P2" draw:layer="layout" svg:width="0.1cm" svg:height="0.158cm" draw:transform="rotate (-1.27461395273146) translate (11.5139861111075cm 14.8182361111099cm)" svg:viewBox="0 0 101 159" svg:d="M101 0c-41 0-92 23-92 23l-9 48 12 49 34 39 49-7v-11">
              <text:p/>
            </draw:path>
            <draw:path draw:style-name="gr4" draw:text-style-name="P2" draw:layer="layout" svg:width="0.243cm" svg:height="0.174cm" draw:transform="rotate (-1.27793007831025) translate (11.5774861111052cm 14.9628750000002cm)" svg:viewBox="0 0 244 175" svg:d="M14 175c-8-94 2-131-12-129s55-25 55-25c0 0 44 14 40-5s32 53 32 53l-2 60-3 44-6-129 69-44 37 5 16 62 4 74v25">
              <text:p/>
            </draw:path>
            <draw:path draw:style-name="gr5" draw:text-style-name="P2" draw:layer="layout" svg:width="0.089cm" svg:height="-0.001cm" draw:transform="rotate (-1.2924163111018) translate (11.5122222222222cm 15.1304444444444cm)" svg:viewBox="0 0 90 0" svg:d="M0 0c97 0 90 0 90 0">
              <text:p/>
            </draw:path>
          </draw:g>
          <draw:g>
            <draw:path draw:style-name="gr6" draw:text-style-name="P2" draw:layer="layout" svg:width="0.121cm" svg:height="0.193cm" draw:transform="skewX (0.0726056968829641) rotate (0.611912435749212) translate (10.9301388888908cm 15.5255555555588cm)" svg:viewBox="0 0 122 194" svg:d="M0 7c109 2 122-7 122-7 0 0-43 83-44 79s-46 115-46 115">
              <text:p/>
            </draw:path>
            <draw:path draw:style-name="gr7" draw:text-style-name="P2" draw:layer="layout" svg:width="0.132cm" svg:height="0.168cm" draw:transform="skewX (0.0830776723949301) rotate (0.611912435749212) translate (11.0800694444461cm 15.4338333333361cm)" svg:viewBox="0 0 133 169" svg:d="M18 12c46-10 86-12 86-12l13 35c0 0-36 48-29 51s-51 53-51 53c0 0-19 32-35 30s76-1 76-1l55 1">
              <text:p/>
            </draw:path>
            <draw:path draw:style-name="gr8" draw:text-style-name="P2" draw:layer="layout" svg:width="0.049cm" svg:height="0.059cm" draw:transform="skewX (0.0588175957922089) rotate (0.58800142499689) translate (11.2423472222227cm 15.3191805555567cm)" svg:viewBox="0 0 50 60" svg:d="M35 0c20 28 14 60 14 60h-31l-18-14c0 0 14-46 5-39s30-7 30-7z">
              <text:p/>
            </draw:path>
            <draw:path draw:style-name="gr9" draw:text-style-name="P2" draw:layer="layout" svg:width="0.073cm" svg:height="0.003cm" draw:transform="skewX (0.463733982254893) rotate (0.617148423505195) translate (11.0183333333333cm 15.5943472222222cm)" svg:viewBox="0 0 74 4" svg:d="M0 0c76 0 74 4 74 4">
              <text:p/>
            </draw:path>
          </draw:g>
          <draw:path draw:style-name="gr1" draw:text-style-name="P1" draw:layer="layout" svg:width="0.173cm" svg:height="0.212cm" svg:x="10.117cm" svg:y="15.875cm" svg:viewBox="0 0 174 213" svg:d="M0 196c81-196 99-196 90-196s49 115 49 115c0 0 25 98 34 98s-34-74-34-74h-114">
            <text:p/>
          </draw:path>
          <draw:path draw:style-name="gr1" draw:text-style-name="P1" draw:layer="layout" svg:width="0.154cm" svg:height="0.228cm" svg:x="9.452cm" svg:y="13.848cm" svg:viewBox="0 0 155 229" svg:d="M18 229c0-222 16-229 7-229s107 14 107 14c0 0 16 58 23 58s-74 27-65 27-81 0-81 0h90c0 0 49 65 49 56s-14 51-5 51-87 20-87 20l-56-6z">
            <text:p/>
          </draw:path>
          <draw:path draw:style-name="gr1" draw:text-style-name="P1" draw:layer="layout" svg:width="0.178cm" svg:height="0.219cm" svg:x="11.002cm" svg:y="13.804cm" svg:viewBox="0 0 179 220" svg:d="M170 25c-49-25-91-25-86-25s-53 19-53 19c0 0-25 87-30 87s19 79 16 76 76 42 51 38 72-5 67-5 44-24 44-24">
            <text:p/>
          </draw:path>
          <draw:path draw:style-name="gr1" draw:text-style-name="P1" draw:layer="layout" svg:width="0.17cm" svg:height="0.218cm" svg:x="11.747cm" svg:y="15.824cm" svg:viewBox="0 0 171 219" svg:d="M4 215c0-201 0-215 0-215 0 0 81 9 75 9s55 25 55 25l37 56c0 0-25 81-14 72s-42 43-42 39-83 18-67 18-48 0-48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4" draw:display-name="Dashed (var) 564" draw:style="rect" draw:dots1="1" draw:dots1-length="0.011cm" draw:dots2="1" draw:dots2-length="0.011cm" draw:distance="0.01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6" draw:display-name="Dashed (var) 566" draw:style="rect" draw:dots1="1" draw:dots1-length="0.011cm" draw:dots2="1" draw:dots2-length="0.011cm" draw:distance="0.011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8" draw:display-name="Dashed (var) 568" draw:style="rect" draw:dots1="1" draw:dots1-length="0.011cm" draw:dots2="1" draw:dots2-length="0.011cm" draw:distance="0.011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70" draw:display-name="Dashed (var) 57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3:04:17.453504962</meta:creation-date>
    <dc:date>2018-03-08T13:04:39.162445176</dc:date>
    <meta:editing-duration>PT22S</meta:editing-duration>
    <meta:editing-cycles>1</meta:editing-cycles>
    <meta:document-statistic meta:object-count="21"/>
    <meta:generator>LibreOffice/6.0.0.3$MacOSX_X86_64 LibreOffice_project/64a0f66915f38c6217de274f0aa8e15618924765</meta:generator>
  </office:meta>
</office:document-meta>
</file>